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5cm"/>
    </style:style>
    <style:style style:name="gr2" style:family="graphic" style:parent-style-name="standard">
      <style:graphic-properties draw:fill-color="#2bd27e" draw:textarea-horizontal-align="justify" draw:textarea-vertical-align="middle" draw:auto-grow-height="false" fo:min-height="0.696cm" fo:min-width="1.526cm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1.526cm"/>
    </style:style>
    <style:style style:name="gr4" style:family="graphic" style:parent-style-name="standard">
      <style:graphic-properties draw:fill-color="#2bd27e" draw:textarea-horizontal-align="justify" draw:textarea-vertical-align="middle" draw:auto-grow-height="false" fo:min-height="1.05cm" fo:min-width="1.5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528cm" fo:min-width="0.35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05cm" fo:min-width="1.8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05cm" fo:min-width="2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botto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64cm" fo:min-width="1.52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2bd27e"/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-color="#2bd27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b2b2b2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center"/>
      <style:text-properties fo:font-size="10.5pt" style:font-size-asian="10.5pt" style:font-size-complex="10.5pt"/>
    </style:style>
    <style:style style:name="P10" style:family="paragraph">
      <loext:graphic-properties draw:fill="none"/>
      <style:paragraph-properties fo:margin-top="0cm" fo:margin-bottom="0cm" fo:text-align="center"/>
      <style:text-properties fo:font-size="10.5pt" style:font-size-asian="10.5pt" style:font-size-complex="10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13" style:family="paragraph">
      <loext:graphic-properties draw:fill-color="#dddddd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4" draw:id="id4" draw:layer="layout" svg:width="2cm" svg:height="1.4cm" svg:x="7cm" svg:y="8.65cm">
          <text:p text:style-name="P1"><text:span text:style-name="T1">插值后</text:span></text:p>
          <text:p text:style-name="P1"><text:span text:style-name="T1">采样窗口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cm" svg:height="1.4cm" svg:x="1cm" svg:y="6cm">
          <text:p text:style-name="P1"><text:span text:style-name="T2">主</text:span><text:span text:style-name="T2">SLC</text:span><text:span text:style-name="T2">图像</text:span></text:p>
          <text:p text:style-name="P1"><text:span text:style-name="T2">采样窗口</text:span></text:p>
          <draw:enhanced-geometry svg:viewBox="0 0 21600 21600" draw:glue-points="?f6 0 10800 ?f8 ?f11 10800 ?f9 21600 10800 ?f10 ?f5 10800" draw:text-areas="?f3 ?f3 ?f4 ?f4" draw:type="parallelogram" draw:modifiers="4224.991669443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3" draw:id="id3" draw:layer="layout" svg:width="3cm" svg:height="1.4cm" svg:x="1cm" svg:y="8.7cm">
          <text:p text:style-name="P1"><text:span text:style-name="T2">副</text:span><text:span text:style-name="T2">SLC</text:span><text:span text:style-name="T2">图像</text:span></text:p>
          <text:p text:style-name="P1"><text:span text:style-name="T2">采样窗口</text:span></text:p>
          <draw:enhanced-geometry svg:viewBox="0 0 21600 21600" draw:glue-points="?f6 0 10800 ?f8 ?f11 10800 ?f9 21600 10800 ?f10 ?f5 10800" draw:text-areas="?f3 ?f3 ?f4 ?f4" draw:type="parallelogram" draw:modifiers="4224.991669443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2" draw:id="id2" draw:layer="layout" svg:width="2cm" svg:height="1.3cm" svg:x="7cm" svg:y="6.1cm">
          <text:p text:style-name="P1"><text:span text:style-name="T1">插值后</text:span></text:p>
          <text:p text:style-name="P1"><text:span text:style-name="T1">采样窗口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1.2cm" svg:height="1.1cm" svg:x="10.5cm" svg:y="7.7cm">
          <text:p text:style-name="P1"><text:span text:style-name="T2">共轭</text:span></text:p>
          <text:p text:style-name="P1"><text:span text:style-name="T2">相乘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6" draw:id="id6" draw:layer="layout" svg:width="2.3cm" svg:height="1.3cm" svg:x="14.3cm" svg:y="7.6cm">
          <text:p text:style-name="P1"><text:span text:style-name="T1">互相关矩阵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2.8cm" svg:height="1.3cm" svg:x="19.8cm" svg:y="7.6cm">
          <text:p text:style-name="P1"><text:span text:style-name="T1">互相关矩阵</text:span></text:p>
          <text:p text:style-name="P1"><text:span text:style-name="T1">次像素精度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3.707cm" svg:y1="6.7cm" svg:x2="7cm" svg:y2="6.75cm" draw:start-shape="id1" draw:start-glue-point="6" draw:end-shape="id2" svg:d="M3707 6700c2691 0 1045 50 3293 50" svg:viewBox="0 0 3294 51">
          <text:p text:style-name="P9"><text:span text:style-name="T2">sinc</text:span><text:span text:style-name="T2">插值</text:span></text:p>
          <text:p text:style-name="P9"><text:span text:style-name="T2">FFT</text:span><text:span text:style-name="T2">补</text:span><text:span text:style-name="T2">0/</text:span><text:span text:style-name="T2">逆</text:span><text:span text:style-name="T2">FFT</text:span></text:p>
        </draw:connector>
        <draw:connector draw:style-name="gr8" draw:text-style-name="P11" draw:layer="layout" draw:type="curve" svg:x1="3.707cm" svg:y1="9.4cm" svg:x2="7cm" svg:y2="9.35cm" draw:start-shape="id3" draw:start-glue-point="6" draw:end-shape="id4" draw:end-glue-point="3" svg:d="M3707 9400c2691 0 1045-50 3293-50" svg:viewBox="0 0 3294 51">
          <text:p text:style-name="P9"><text:span text:style-name="T2">sinc</text:span><text:span text:style-name="T2">插值</text:span></text:p>
          <text:p text:style-name="P9"><text:span text:style-name="T2">FFT</text:span><text:span text:style-name="T2">补</text:span><text:span text:style-name="T2">0/</text:span><text:span text:style-name="T2">逆</text:span><text:span text:style-name="T2">FFT</text:span></text:p>
        </draw:connector>
        <draw:connector draw:style-name="gr8" draw:text-style-name="P12" draw:layer="layout" draw:type="curve" svg:x1="9cm" svg:y1="6.75cm" svg:x2="10.675cm" svg:y2="7.861cm" draw:start-shape="id2" draw:start-glue-point="1" draw:end-shape="id5" draw:end-glue-point="5" svg:d="M9000 6750c1117 0 1675 370 1675 1111" svg:viewBox="0 0 1676 1112">
          <text:p text:style-name="P1"><text:span text:style-name="T2">FFT</text:span></text:p>
        </draw:connector>
        <draw:connector draw:style-name="gr8" draw:text-style-name="P11" draw:layer="layout" draw:type="curve" svg:x1="9cm" svg:y1="9.35cm" svg:x2="10.675cm" svg:y2="8.639cm" draw:start-shape="id4" draw:start-glue-point="1" draw:end-shape="id5" draw:end-glue-point="7" svg:d="M9000 9350c1117 0 1675-237 1675-711" svg:viewBox="0 0 1676 712">
          <text:p text:style-name="P1"><text:span text:style-name="T2">FFT</text:span></text:p>
        </draw:connector>
        <draw:connector draw:style-name="gr9" draw:text-style-name="P12" draw:layer="layout" draw:type="curve" svg:x1="11.7cm" svg:y1="8.25cm" svg:x2="14.3cm" svg:y2="8.25cm" draw:start-shape="id5" draw:start-glue-point="10" draw:end-shape="id6" svg:d="M11700 8250h2600" svg:viewBox="0 0 2601 1">
          <text:p text:style-name="P1"><text:span text:style-name="T2">逆</text:span><text:span text:style-name="T2">FFT</text:span></text:p>
        </draw:connector>
        <draw:connector draw:style-name="gr8" draw:text-style-name="P12" draw:layer="layout" draw:type="curve" svg:x1="16.6cm" svg:y1="8.25cm" svg:x2="19.8cm" svg:y2="8.25cm" draw:start-shape="id6" draw:start-glue-point="1" draw:end-shape="id7" svg:d="M16600 8250h3200" svg:viewBox="0 0 3201 1">
          <text:p text:style-name="P1"><text:span text:style-name="T2">sinc</text:span><text:span text:style-name="T2">插值</text:span></text:p>
          <text:p text:style-name="P1"><text:span text:style-name="T2">FFT</text:span><text:span text:style-name="T2">补</text:span><text:span text:style-name="T2">0/</text:span><text:span text:style-name="T2">逆</text:span><text:span text:style-name="T2">FFT</text:span></text:p>
        </draw:connector>
        <draw:custom-shape draw:style-name="gr10" draw:text-style-name="P13" xml:id="id8" draw:id="id8" draw:layer="layout" svg:width="3cm" svg:height="1.5cm" svg:x="23.94cm" svg:y="7.5cm">
          <text:p text:style-name="P1"><text:span text:style-name="T2">输出互相关</text:span></text:p>
          <text:p text:style-name="P1"><text:span text:style-name="T2">最大值坐标</text:span></text:p>
          <draw:enhanced-geometry svg:viewBox="0 0 21600 21600" draw:glue-points="?f6 0 10800 ?f8 ?f11 10800 ?f9 21600 10800 ?f10 ?f5 10800" draw:text-areas="?f3 ?f3 ?f4 ?f4" draw:type="parallelogram" draw:modifiers="4224.991669443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11" draw:layer="layout" draw:type="curve" svg:x1="22.6cm" svg:y1="8.25cm" svg:x2="24.233cm" svg:y2="8.25cm" draw:start-shape="id7" draw:start-glue-point="1" draw:end-shape="id8" draw:end-glue-point="9" svg:d="M22600 8250h1633" svg:viewBox="0 0 163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21:08:40.782914878</meta:creation-date>
    <dc:date>2017-05-16T21:23:04.857624461</dc:date>
    <meta:editing-duration>PT4M9S</meta:editing-duration>
    <meta:editing-cycles>2</meta:editing-cycles>
    <meta:generator>LibreOffice/5.3.3.2$Linux_X86_64 LibreOffice_project/30m0$Build-2</meta:generator>
    <meta:document-statistic meta:object-count="15"/>
  </office:meta>
</office:document-meta>
</file>